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1ed577"/>
    </style:style>
    <style:style style:name="P9" style:family="paragraph" style:parent-style-name="Text_20_body">
      <style:text-properties fo:language="fr" fo:country="FR" officeooo:rsid="001aba6a" officeooo:paragraph-rsid="0021baa9"/>
    </style:style>
    <style:style style:name="P10" style:family="paragraph" style:parent-style-name="Text_20_body">
      <style:text-properties fo:language="fr" fo:country="FR" officeooo:rsid="00211fa6" officeooo:paragraph-rsid="00211fa6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Heading_20_1">
      <style:paragraph-properties fo:break-before="page"/>
      <style:text-properties fo:language="fr" fo:country="FR" officeooo:paragraph-rsid="00118406"/>
    </style:style>
    <style:style style:name="P26" style:family="paragraph" style:parent-style-name="Heading_20_1">
      <style:text-properties fo:language="fr" fo:country="FR" officeooo:paragraph-rsid="00169fbf"/>
    </style:style>
    <style:style style:name="P27" style:family="paragraph" style:parent-style-name="Heading_20_1">
      <style:text-properties officeooo:paragraph-rsid="001aba6a"/>
    </style:style>
    <style:style style:name="P28" style:family="paragraph" style:parent-style-name="Heading_20_1">
      <style:text-properties officeooo:paragraph-rsid="001ed577"/>
    </style:style>
    <style:style style:name="P29" style:family="paragraph" style:parent-style-name="Heading_20_1">
      <style:text-properties officeooo:paragraph-rsid="0021baa9"/>
    </style:style>
    <style:style style:name="P30" style:family="paragraph" style:parent-style-name="Heading_20_1">
      <style:text-properties officeooo:paragraph-rsid="002095d7"/>
    </style:style>
    <style:style style:name="P31" style:family="paragraph" style:parent-style-name="Heading_20_1">
      <style:text-properties officeooo:paragraph-rsid="0022b8d5"/>
    </style:style>
    <style:style style:name="P32" style:family="paragraph" style:parent-style-name="Text_20_body">
      <style:text-properties officeooo:rsid="002095d7" officeooo:paragraph-rsid="002095d7"/>
    </style:style>
    <style:style style:name="P33" style:family="paragraph" style:parent-style-name="Text_20_body">
      <style:text-properties officeooo:rsid="0022b8d5" officeooo:paragraph-rsid="0022b8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22b8d5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T15" style:family="text">
      <style:text-properties officeooo:rsid="001a6b5c"/>
    </style:style>
    <style:style style:name="T16" style:family="text">
      <style:text-properties fo:language="fr" fo:country="FR" officeooo:rsid="001aba6a"/>
    </style:style>
    <style:style style:name="T17" style:family="text">
      <style:text-properties officeooo:rsid="0014943e"/>
    </style:style>
    <style:style style:name="T18" style:family="text">
      <style:text-properties officeooo:rsid="001c8047"/>
    </style:style>
    <style:style style:name="T19" style:family="text">
      <style:text-properties officeooo:rsid="001d1c23"/>
    </style:style>
    <style:style style:name="T20" style:family="text">
      <style:text-properties officeooo:rsid="001ed577"/>
    </style:style>
    <style:style style:name="T21" style:family="text">
      <style:text-properties officeooo:rsid="001edce8"/>
    </style:style>
    <style:style style:name="T22" style:family="text">
      <style:text-properties officeooo:rsid="002095d7"/>
    </style:style>
    <style:style style:name="T23" style:family="text">
      <style:text-properties officeooo:rsid="0021baa9"/>
    </style:style>
    <style:style style:name="T24" style:family="text">
      <style:text-properties officeooo:rsid="0022b8d5"/>
    </style:style>
    <style:style style:name="T25" style:family="text">
      <style:text-properties officeooo:rsid="0023dbd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>Documentation <text:span text:style-name="T9">Concepteur</text:span> BertheVario<text:span text:style-name="T9">Tac</text:span></text:p>
      <text:p text:style-name="P11"/>
      <text:p text:style-name="P11"/>
      <text:p text:style-name="P11"/>
      <text:p text:style-name="P12">Projet d’<text:span text:style-name="T9">alti vario gps parapente</text:span></text:p>
      <text:p text:style-name="P12"/>
      <text:p text:style-name="P13">à base de 2.8inch ESP32-2432S028</text:p>
      <text:p text:style-name="P12"/>
      <text:p text:style-name="P17"><text:span text:style-name="T1">Version :</text:span> <text:span text:style-name="T1">20240</text:span><text:span text:style-name="T2">9</text:span><text:span text:style-name="T3">2</text:span><text:span text:style-name="T5">6a</text:span></text:p>
      <text:p text:style-name="P17"><text:span text:style-name="T4"/></text:p>
      <text:p text:style-name="P17"><text:span text:style-name="T4"/></text:p>
      <text:p text:style-name="P19">https://github.com/gitberthe/BertheVario<text:span text:style-name="T9">Tac</text:span></text:p>
      <text:p text:style-name="P12"/>
      <text:p text:style-name="P12"/>
      <text:p text:style-name="P12"/>
      <text:p text:style-name="P14">Compilé avec Visual Studio Code / <text:span text:style-name="T11">PlatformIO</text:span></text:p>
      <text:p text:style-name="P16"/>
      <text:p text:style-name="P16"/>
      <text:p text:style-name="P15">Espressif Systems </text:p>
      <text:p text:style-name="P14"><text:span text:style-name="T6">ESP32 </text:span><text:span text:style-name="T7">Dev Module</text:span></text:p>
      <text:p text:style-name="P14"><text:span text:style-name="T9">ESP32-2432S028</text:span><text:span text:style-name="T8"> </text:span><text:span text:style-name="T6">Arduino</text:span></text:p>
      <text:p text:style-name="P13">Wroom 32</text:p>
      <text:p text:style-name="P14"/>
      <text:p text:style-name="P14"><text:s/>langage C++.</text:p>
      <text:p text:style-name="P14"/>
      <text:p text:style-name="P21"/>
      <text:p text:style-name="P22"/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  <text:p text:style-name="P2"><text:a xlink:type="simple" xlink:href="#__RefHeading___Toc3992_1226284572%20Copie%202%20Copie%202" text:style-name="Index_20_Link" text:visited-style-name="Index_20_Link">5 Connexion capteur magnétique HMC5883L :<text:tab/>4</text:a></text:p>
          <text:p text:style-name="P2"><text:a xlink:type="simple" xlink:href="#__RefHeading___Toc3992_1226284572%20Copie%202%20Copie%201" text:style-name="Index_20_Link" text:visited-style-name="Index_20_Link">6 Connexion de la batterie :<text:tab/>4</text:a></text:p>
          <text:p text:style-name="P2"><text:a xlink:type="simple" xlink:href="#__RefHeading___Toc3992_1226284572%20Copie%202%20Copie%201%20Copie%201" text:style-name="Index_20_Link" text:visited-style-name="Index_20_Link">7 Alimentation :<text:tab/>4</text:a></text:p>
        </text:index-body>
      </text:table-of-content>
      <text:p text:style-name="P20"/>
      <text:h text:style-name="P25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5">* </text:span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5"><text:span text:style-name="T15">* </text:span>De même, il faut copier <text:span text:style-name="T17">BertheVarioTacPlatformIO</text:span>/.pio/libdeps/esp32dev/LovyanGFX/examples/Advanced/LVGL_PlatformIO/src/lv_conf.h dans ./src/Screen/lv_conf.h</text:p>
      <text:p text:style-name="P6">* La librairie <text:span text:style-name="T18">pour le gestionnaire de fichier Wifi doit etre modifiée.</text:span></text:p>
      <text:p text:style-name="P6"><text:span text:style-name="T18">Dans</text:span> <text:span text:style-name="T17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6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4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27" text:outline-level="1"><text:bookmark-start text:name="__RefHeading___Toc3992_1226284572"/><text:span text:style-name="T16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1">Tx </text:span>d<text:span text:style-name="T19">u</text:span> connecteur <text:span text:style-name="T19">P</text:span><text:span text:style-name="T21">1</text:span>.</text:p>
      <text:p text:style-name="P7"><text:span text:style-name="T21">(la broche</text:span> la broche IO<text:span text:style-name="T19">35</text:span> d<text:span text:style-name="T19">u</text:span> connecteur <text:span text:style-name="T19">P3 </text:span><text:span text:style-name="T21">est ainsi libre)</text:span>.</text:p>
      <text:p text:style-name="P10">Attention, l’utilisation du Gps peut poser problème en mode débogage pour utiliser la liaison série usb de PlatformIO.</text:p>
      <text:h text:style-name="P28" text:outline-level="1"><text:bookmark-start text:name="__RefHeading___Toc3992_1226284572 Copie 2"/>Connexion <text:span text:style-name="T20">capteur de pression</text:span> <text:span text:style-name="T20">BMP180</text:span> :<text:bookmark-end text:name="__RefHeading___Toc3992_1226284572 Copie 2"/></text:h>
      <text:p text:style-name="P8">If faut alimenter correctement le module par le connecteur CN1 en 3,3v. De même connecter la broche <text:span text:style-name="T20">SDA à l’entrée 27 du connecteur CN1</text:span>. <text:span text:style-name="T20">Et la broche SCL à la pin 22 du connecteur P3.</text:span></text:p>
      <text:h text:style-name="P29" text:outline-level="1"><text:bookmark-start text:name="__RefHeading___Toc3992_1226284572 Copie 2 Copie 2"/><text:soft-page-break/>Connexion <text:span text:style-name="T20">capteur </text:span><text:span text:style-name="T23">magnétique HMC5883L</text:span> :<text:bookmark-end text:name="__RefHeading___Toc3992_1226284572 Copie 2 Copie 2"/></text:h>
      <text:p text:style-name="P9">If faut alimenter correctement le module par le connecteur CN1 en 3,3v. De même connecter la broche <text:span text:style-name="T20">SDA à l’entrée 27 du connecteur CN1</text:span>. <text:span text:style-name="T20">Et la broche SCL à la pin 22 du connecteur P3. </text:span><text:span text:style-name="T25">Capteur en parallèle sur le bus I2C avec le capteur de pression.</text:span></text:p>
      <text:h text:style-name="P30" text:outline-level="1"><text:bookmark-start text:name="__RefHeading___Toc3992_1226284572 Copie 2 Copie 1"/>Connexion <text:span text:style-name="T22">de la batterie</text:span> :<text:bookmark-end text:name="__RefHeading___Toc3992_1226284572 Copie 2 Copie 1"/></text:h>
      <text:p text:style-name="P32">Connecter la batterie à la pin IO35 de la prise P3, par l’intermédiaire d’un potentiomètre de 10k ohms. Que l’on réglera pour avoir la bonne tension affichée.</text:p>
      <text:h text:style-name="P31" text:outline-level="1"><text:bookmark-start text:name="__RefHeading___Toc3992_1226284572 Copie 2 Copie 1 Copie 1"/><text:span text:style-name="T24">Alimentation</text:span> :<text:bookmark-end text:name="__RefHeading___Toc3992_1226284572 Copie 2 Copie 1 Copie 1"/></text:h>
      <text:p text:style-name="P33">Connecter la batterie 4,2v 1S lipo 2000 mah à la broche Vin de P1 par l’intermediare du convertisseur DC-DC 3,7v / 5V. Connceter la batterie au chargeur Usb 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2" meta:word-count="452" meta:character-count="3028" meta:non-whitespace-character-count="2621"/>
  </office:meta>
</office:document-meta>
</file>